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2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1Z5"/>SURAT KEPUTUSAN</text:p>
      <text:p text:style-name="P9">No. / 422 / 454 /Adm.Sek</text:p>
      <text:p text:style-name="P10"/>
      <text:p text:style-name="P11">Berdasarkan :</text:p>
      <text:list xml:id="list216128908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FAJAR IKHTIAR</text:span></text:p>
      <text:p text:style-name="P13"><text:span text:style-name="T2"><text:tab/><text:tab/>Tempat, Tanggal Lahir<text:tab/>: Palembang, 17-02-2003</text:span></text:p>
      <text:p text:style-name="P13"><text:span text:style-name="T2"><text:tab/><text:tab/>NISN<text:tab/><text:tab/><text:tab/><text:tab/>: 0036775756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1Z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1Z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1Z5"/><text:bookmark-end text:name="_Hlk481362583MailMergeMark2020-05-06T04:11:31Z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48.082771316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0" meta:character-count="11193" meta:non-whitespace-character-count="98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